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af499"/>
    </style:style>
    <style:style style:name="P2" style:family="paragraph" style:parent-style-name="Standard">
      <style:text-properties fo:font-size="12pt" fo:font-style="normal" fo:font-weight="normal" officeooo:rsid="0011f833" officeooo:paragraph-rsid="0011f83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 style:list-style-name="L1">
      <style:text-properties fo:font-size="12pt" fo:font-style="normal" fo:font-weight="normal" officeooo:rsid="0011f833" officeooo:paragraph-rsid="0011f83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11f833" officeooo:paragraph-rsid="0011f83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officeooo:paragraph-rsid="0011db6e"/>
    </style:style>
    <style:style style:name="P7" style:family="paragraph" style:parent-style-name="Text_20_body" style:list-style-name="L2">
      <style:paragraph-properties fo:text-align="start" style:justify-single-word="false"/>
      <style:text-properties officeooo:rsid="0013d608" officeooo:paragraph-rsid="0013d608"/>
    </style:style>
    <style:style style:name="T1" style:family="text">
      <style:text-properties fo:font-style="italic" officeooo:rsid="000af499" style:font-style-asian="italic" style:font-style-complex="italic"/>
    </style:style>
    <style:style style:name="T2" style:family="text">
      <style:text-properties fo:font-style="italic" officeooo:rsid="0011db6e" style:font-style-asian="italic" style:font-style-complex="italic"/>
    </style:style>
    <style:style style:name="T3" style:family="text">
      <style:text-properties fo:font-style="italic" officeooo:rsid="0013d60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db6e" style:font-style-asian="normal" style:font-style-complex="normal"/>
    </style:style>
    <style:style style:name="T6" style:family="text">
      <style:text-properties fo:font-style="normal" officeooo:rsid="0013d608" style:font-style-asian="normal" style:font-style-complex="normal"/>
    </style:style>
    <style:style style:name="T7" style:family="text">
      <style:text-properties fo:font-style="normal" officeooo:rsid="00156cb2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Манифест по классификации строчек документа НПА</text:h>
      <text:p text:style-name="P1"><text:span text:style-name="T1">(Версия </text:span><text:span text:style-name="T2">1</text:span><text:span text:style-name="T1"> от </text:span><text:span text:style-name="T3">27</text:span><text:span text:style-name="T1">.0</text:span><text:span text:style-name="T2">9</text:span><text:span text:style-name="T1">.2021)</text:span></text:p>
      <text:p text:style-name="P6"><text:span text:style-name="T5"><text:tab/></text:span><text:span text:style-name="T6">Определим текстовый блок как множество строк, имеющих приблизительно одинаковый размер, одинаковое выравнивание (правое, левое, по центру, растянутое на всю ширину), приблизительно одинаковое межстрочное расстояние. </text:span></text:p>
      <text:p text:style-name="P6"><text:span text:style-name="T6"/></text:p>
      <text:p text:style-name="P6"><text:span text:style-name="T6"><text:tab/>Определим начало абзаца как </text:span></text:p>
      <text:list xml:id="list3914760534" text:style-name="L2">
        <text:list-item>
          <text:p text:style-name="P7"><text:span text:style-name="T4">Первую строку текстового блока</text:span></text:p>
        </text:list-item>
        <text:list-item>
          <text:p text:style-name="P7"><text:span text:style-name="T4">Строку текстового блока, выделеную отступом </text:span><text:span text:style-name="T7">(не стоит путать отступ с выравниванием налево)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9-27T13:45:30.611895037</dc:date>
    <meta:editing-duration>PT27M</meta:editing-duration>
    <meta:editing-cycles>12</meta:editing-cycles>
    <meta:document-statistic meta:table-count="0" meta:image-count="0" meta:object-count="0" meta:page-count="1" meta:paragraph-count="6" meta:word-count="56" meta:character-count="442" meta:non-whitespace-character-count="390"/>
  </office:meta>
</office:document-meta>
</file>